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3452724855" text:style-name="WWNum4">
        <text:list-item>
          <text:p text:style-name="P38"><text:bookmark text:name="_dbh0n1vac4c8"/>Fecha de entrega</text:p>
        </text:list-item>
      </text:list>
      <text:p text:style-name="Standard"><text:span text:style-name="T10">Fecha límite de entrega: </text:span><text:span text:style-name="T20">Viernes 1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13956925117508" text:continue-numbering="true" text:style-name="WWNum4">
        <text:list-item>
          <text:p text:style-name="P38"><text:bookmark text:name="_9maybllx2a09"/>Observaciones previas a la realización de tareas evaluables</text:p>
        </text:list-item>
      </text:list>
      <text:list xml:id="list4046280683" text:style-name="WWNum5">
        <text:list-item>
          <text:p text:style-name="P23">Salvo excepciones que lo indique en cada actividad, deberás generar un único documento para todo el boletín y en ese documento incluir la respuesta a cada actividad.</text:p>
        </text:list-item>
      </text:list>
      <text:list xml:id="list1730847513" text:style-name="WWNum1">
        <text:list-item>
          <text:list>
            <text:list-item>
              <text:p text:style-name="P31">Si para la entrega se requiere entregar varios ficheros, entrégalos comprimido en un único fichero con extensión “.zip”.</text:p>
            </text:list-item>
          </text:list>
        </text:list-item>
      </text:list>
      <text:list xml:id="list113957574357637" text:continue-list="list4046280683"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13957658589320" text:continue-list="list113956925117508"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SERRATUNOMBRE.COM</text:p>
      <text:p text:style-name="Standard"/>
      <text:p text:style-name="Standard"><text:soft-page-break/>Los requisitos son (sin ningún orden en específico):</text:p>
      <text:list xml:id="list99984756"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que comparta Internet al resto de equipos del dominio, configurando para ello dos interfaces de red adecuadamente y establecer el enrutamiento adecuado.</text:p>
        </text:list-item>
        <text:list-item>
          <text:p text:style-name="P27">Deberéis configurar Windows Server 2022 para poder acceder a él vía Remote Desktop. Prueba a conectarte a Remote Desktop desde un <text:span text:style-name="T20">Windows 10 Pro.</text:span></text:p>
        </text:list-item>
        <text:list-item>
          <text:p text:style-name="P27">Deberéis configurar Windows Server 2022 para poder obtener IP vía VPN. Para ello deberéis configurar un servicio DHCP y VPN. Debéis probar acceder a la VPN y que os dé IP con un <text:span text:style-name="T20">Windows 10 Pro.</text:span></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3546660025"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text:soft-page-break/>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94" meta:word-count="1138" meta:character-count="7057" meta:non-whitespace-character-count="6021"/>
    <meta:generator>LibreOfficeDev/6.0.5.2$Linux_X86_64 LibreOffice_project/</meta:generator>
  </office:meta>
</office:document-meta>
</file>